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通行">
            <text:p>通行</text:p>
          </table:table-cell>
          <table:table-cell office:value-type="string" office:value="つうこう">
            <text:p>つうこう</text:p>
          </table:table-cell>
          <table:table-cell office:value-type="string" office:value="passage, traffic">
            <text:p>passage, traffic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道は通行できません。">
            <text:p>この道は通行できません。</text:p>
          </table:table-cell>
          <table:table-cell office:value-type="string" office:value="この みち は つうこう できません。">
            <text:p>この みち は つうこう できません。</text:p>
          </table:table-cell>
          <table:table-cell office:value-type="string" office:value="This is an impassable road.">
            <text:p>This is an impassabl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書物">
            <text:p>書物</text:p>
          </table:table-cell>
          <table:table-cell office:value-type="string" office:value="しょもつ">
            <text:p>しょもつ</text:p>
          </table:table-cell>
          <table:table-cell office:value-type="string" office:value="book, written stuff">
            <text:p>book, written stu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書物に囲まれて生活しているの。">
            <text:p>彼は書物に囲まれて生活しているの。</text:p>
          </table:table-cell>
          <table:table-cell office:value-type="string" office:value="かれ は しょもつ に かこまれて せいかつ して いる の。">
            <text:p>かれ は しょもつ に かこまれて せいかつ して いる の。</text:p>
          </table:table-cell>
          <table:table-cell office:value-type="string" office:value="He leads a life surrounded by books.">
            <text:p>He leads a life surrounded by book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都心">
            <text:p>都心</text:p>
          </table:table-cell>
          <table:table-cell office:value-type="string" office:value="としん">
            <text:p>としん</text:p>
          </table:table-cell>
          <table:table-cell office:value-type="string" office:value="heart of a city, urban area">
            <text:p>heart of a city, urban are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都心に住んでいます。">
            <text:p>彼は都心に住んでいます。</text:p>
          </table:table-cell>
          <table:table-cell office:value-type="string" office:value="かれ は としん に すんで います。">
            <text:p>かれ は としん に すんで います。</text:p>
          </table:table-cell>
          <table:table-cell office:value-type="string" office:value="He lives in the urban area of the city.">
            <text:p>He lives in the urban area of the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永久">
            <text:p>永久</text:p>
          </table:table-cell>
          <table:table-cell office:value-type="string" office:value="えいきゅう">
            <text:p>えいきゅう</text:p>
          </table:table-cell>
          <table:table-cell office:value-type="string" office:value="permanence, eternity">
            <text:p>permanence, eterni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永久に帰らぬ人となったのよ。">
            <text:p>彼は永久に帰らぬ人となったのよ。</text:p>
          </table:table-cell>
          <table:table-cell office:value-type="string" office:value="かれ は えいきゅう に かえらぬ ひと と なった の よ。">
            <text:p>かれ は えいきゅう に かえらぬ ひと と なった の よ。</text:p>
          </table:table-cell>
          <table:table-cell office:value-type="string" office:value="He's become a person who will not return (to this world) for good. (He passed away.)">
            <text:p>He's become a person who will not return (to this world) for good. (He passed away.)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際">
            <text:p>交際</text:p>
          </table:table-cell>
          <table:table-cell office:value-type="string" office:value="こうさい">
            <text:p>こうさい</text:p>
          </table:table-cell>
          <table:table-cell office:value-type="string" office:value="association, dating">
            <text:p>association, dat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モデルと交際していたんだ。">
            <text:p>彼はモデルと交際していたんだ。</text:p>
          </table:table-cell>
          <table:table-cell office:value-type="string" office:value="かれ は モデル と こうさい して いた ん だ。">
            <text:p>かれ は モデル と こうさい して いた ん だ。</text:p>
          </table:table-cell>
          <table:table-cell office:value-type="string" office:value="He was dating a model.">
            <text:p>He was dating a mod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パイプ">
            <text:p>パイプ</text:p>
          </table:table-cell>
          <table:table-cell office:value-type="string" office:value="パイプ">
            <text:p>パイプ</text:p>
          </table:table-cell>
          <table:table-cell office:value-type="string" office:value="pipe">
            <text:p>pi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パイプは詰まっていますよ。">
            <text:p>このパイプは詰まっていますよ。</text:p>
          </table:table-cell>
          <table:table-cell office:value-type="string" office:value="この パイプ は つまって います よ。">
            <text:p>この パイプ は つまって います よ。</text:p>
          </table:table-cell>
          <table:table-cell office:value-type="string" office:value="This pipe is clogged.">
            <text:p>This pipe is clog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よそ">
            <text:p>よそ</text:p>
          </table:table-cell>
          <table:table-cell office:value-type="string" office:value="よそ">
            <text:p>よそ</text:p>
          </table:table-cell>
          <table:table-cell office:value-type="string" office:value="somewhere else, not one's own">
            <text:p>somewhere else, not one's 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食はよそでごちそうになりました。">
            <text:p>夕食はよそでごちそうになりました。</text:p>
          </table:table-cell>
          <table:table-cell office:value-type="string" office:value="ゆうしょく は よそ で ごちそう に なりました。">
            <text:p>ゆうしょく は よそ で ごちそう に なりました。</text:p>
          </table:table-cell>
          <table:table-cell office:value-type="string" office:value="I was treated to dinner out.">
            <text:p>I was treated to dinner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集まり">
            <text:p>集まり</text:p>
          </table:table-cell>
          <table:table-cell office:value-type="string" office:value="あつまり">
            <text:p>あつまり</text:p>
          </table:table-cell>
          <table:table-cell office:value-type="string" office:value="gathering, meeting">
            <text:p>gathering, mee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テニス部の集まりがあった。">
            <text:p>今日、テニス部の集まりがあった。</text:p>
          </table:table-cell>
          <table:table-cell office:value-type="string" office:value="きょう、 テニス ぶ の あつまり が あった。">
            <text:p>きょう、 テニス ぶ の あつまり が あった。</text:p>
          </table:table-cell>
          <table:table-cell office:value-type="string" office:value="There was a gathering for the tennis club today.">
            <text:p>There was a gathering for the tennis club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特色">
            <text:p>特色</text:p>
          </table:table-cell>
          <table:table-cell office:value-type="string" office:value="とくしょく">
            <text:p>とくしょく</text:p>
          </table:table-cell>
          <table:table-cell office:value-type="string" office:value="characteristic, uniqueness">
            <text:p>characteristic, unique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学校の教育は特色がありますね。">
            <text:p>その学校の教育は特色がありますね。</text:p>
          </table:table-cell>
          <table:table-cell office:value-type="string" office:value="その がっこう の きょういく は とくしょく が あります ね。">
            <text:p>その がっこう の きょういく は とくしょく が あります ね。</text:p>
          </table:table-cell>
          <table:table-cell office:value-type="string" office:value="The school has a unique educational system.">
            <text:p>The school has a unique educational syst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入り">
            <text:p>出入り</text:p>
          </table:table-cell>
          <table:table-cell office:value-type="string" office:value="でいり">
            <text:p>でいり</text:p>
          </table:table-cell>
          <table:table-cell office:value-type="string" office:value="coming and going">
            <text:p>coming and go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家は人の出入りが多いね。">
            <text:p>彼の家は人の出入りが多いね。</text:p>
          </table:table-cell>
          <table:table-cell office:value-type="string" office:value="かれ の いえ は ひと の でいり が おおい ね。">
            <text:p>かれ の いえ は ひと の でいり が おおい ね。</text:p>
          </table:table-cell>
          <table:table-cell office:value-type="string" office:value="There are a lot of people going in and out his house.">
            <text:p>There are a lot of people going in and out his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器具">
            <text:p>器具</text:p>
          </table:table-cell>
          <table:table-cell office:value-type="string" office:value="きぐ">
            <text:p>きぐ</text:p>
          </table:table-cell>
          <table:table-cell office:value-type="string" office:value="equipment, instrument">
            <text:p>equipment, instru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スポーツ施設用の器具です。">
            <text:p>これはスポーツ施設用の器具です。</text:p>
          </table:table-cell>
          <table:table-cell office:value-type="string" office:value="これ は スポーツ しせつ よう の きぐ です。">
            <text:p>これ は スポーツ しせつ よう の きぐ です。</text:p>
          </table:table-cell>
          <table:table-cell office:value-type="string" office:value="This equipment is for the sports facility.">
            <text:p>This equipment is for the sports faci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痛む">
            <text:p>痛む</text:p>
          </table:table-cell>
          <table:table-cell office:value-type="string" office:value="いたむ">
            <text:p>いたむ</text:p>
          </table:table-cell>
          <table:table-cell office:value-type="string" office:value="feel pain, hurt">
            <text:p>feel pain, hur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虫歯がずきずき痛みます。">
            <text:p>虫歯がずきずき痛みます。</text:p>
          </table:table-cell>
          <table:table-cell office:value-type="string" office:value="むしば が ずきずき いたみます。">
            <text:p>むしば が ずきずき いたみます。</text:p>
          </table:table-cell>
          <table:table-cell office:value-type="string" office:value="My cavity hurts really badly.">
            <text:p>My cavity hurts really ba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頭痛">
            <text:p>頭痛</text:p>
          </table:table-cell>
          <table:table-cell office:value-type="string" office:value="ずつう">
            <text:p>ずつう</text:p>
          </table:table-cell>
          <table:table-cell office:value-type="string" office:value="headache">
            <text:p>headach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頭痛がします。">
            <text:p>今日は頭痛がします。</text:p>
          </table:table-cell>
          <table:table-cell office:value-type="string" office:value="きょう は ずつう が します。">
            <text:p>きょう は ずつう が します。</text:p>
          </table:table-cell>
          <table:table-cell office:value-type="string" office:value="I have a headache today.">
            <text:p>I have a headach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唇">
            <text:p>唇</text:p>
          </table:table-cell>
          <table:table-cell office:value-type="string" office:value="くちびる">
            <text:p>くちびる</text:p>
          </table:table-cell>
          <table:table-cell office:value-type="string" office:value="lip">
            <text:p>l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寒くて唇が青くなってしまった。">
            <text:p>寒くて唇が青くなってしまった。</text:p>
          </table:table-cell>
          <table:table-cell office:value-type="string" office:value="さむくて くちびる が あおく なって しまった。">
            <text:p>さむくて くちびる が あおく なって しまった。</text:p>
          </table:table-cell>
          <table:table-cell office:value-type="string" office:value="My lips have turned blue with cold.">
            <text:p>My lips have turned blue with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通路">
            <text:p>通路</text:p>
          </table:table-cell>
          <table:table-cell office:value-type="string" office:value="つうろ">
            <text:p>つうろ</text:p>
          </table:table-cell>
          <table:table-cell office:value-type="string" office:value="pathway, aisle">
            <text:p>pathway, ais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通路の右側にトイレがありますよ。">
            <text:p>通路の右側にトイレがありますよ。</text:p>
          </table:table-cell>
          <table:table-cell office:value-type="string" office:value="つうろ の みぎ がわ に トイレ が あります よ。">
            <text:p>つうろ の みぎ がわ に トイレ が あります よ。</text:p>
          </table:table-cell>
          <table:table-cell office:value-type="string" office:value="There's a restroom on the right side of the aisle.">
            <text:p>There's a restroom on the right side of the ais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食物">
            <text:p>食物</text:p>
          </table:table-cell>
          <table:table-cell office:value-type="string" office:value="しょくもつ">
            <text:p>しょくもつ</text:p>
          </table:table-cell>
          <table:table-cell office:value-type="string" office:value="food (mainly in writing)">
            <text:p>food (mainly in writ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間にとって水は食物より大切なの。">
            <text:p>人間にとって水は食物より大切なの。</text:p>
          </table:table-cell>
          <table:table-cell office:value-type="string" office:value="にんげん にとって みず は しょくもつ より たいせつな の。">
            <text:p>にんげん にとって みず は しょくもつ より たいせつな の。</text:p>
          </table:table-cell>
          <table:table-cell office:value-type="string" office:value="For humans, water is more important than food.">
            <text:p>For humans, water is more important than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体操">
            <text:p>体操</text:p>
          </table:table-cell>
          <table:table-cell office:value-type="string" office:value="たいそう">
            <text:p>たいそう</text:p>
          </table:table-cell>
          <table:table-cell office:value-type="string" office:value="gymnastics, physical exercise">
            <text:p>gymnastics, physical exerci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兄は体操の選手です。">
            <text:p>兄は体操の選手です。</text:p>
          </table:table-cell>
          <table:table-cell office:value-type="string" office:value="あに は たいそう の せんしゅ です。">
            <text:p>あに は たいそう の せんしゅ です。</text:p>
          </table:table-cell>
          <table:table-cell office:value-type="string" office:value="My big brother's a gymnast.">
            <text:p>My big brother's a gymn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社説">
            <text:p>社説</text:p>
          </table:table-cell>
          <table:table-cell office:value-type="string" office:value="しゃせつ">
            <text:p>しゃせつ</text:p>
          </table:table-cell>
          <table:table-cell office:value-type="string" office:value="editorial">
            <text:p>editor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新聞の社説は面白いね。">
            <text:p>この新聞の社説は面白いね。</text:p>
          </table:table-cell>
          <table:table-cell office:value-type="string" office:value="この しんぶん の しゃせつ は おもしろい ね。">
            <text:p>この しんぶん の しゃせつ は おもしろい ね。</text:p>
          </table:table-cell>
          <table:table-cell office:value-type="string" office:value="The editorial in this newspaper is interesting.">
            <text:p>The editorial in this newspaper is interes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芽">
            <text:p>芽</text:p>
          </table:table-cell>
          <table:table-cell office:value-type="string" office:value="め">
            <text:p>め</text:p>
          </table:table-cell>
          <table:table-cell office:value-type="string" office:value="bud, sprout">
            <text:p>bud, sprou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ューリップの芽が出ました。">
            <text:p>チューリップの芽が出ました。</text:p>
          </table:table-cell>
          <table:table-cell office:value-type="string" office:value="チューリップ の め が でました。">
            <text:p>チューリップ の め が でました。</text:p>
          </table:table-cell>
          <table:table-cell office:value-type="string" office:value="The tulip buds have sprouted.">
            <text:p>The tulip buds have sprou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火山">
            <text:p>火山</text:p>
          </table:table-cell>
          <table:table-cell office:value-type="string" office:value="かざん">
            <text:p>かざん</text:p>
          </table:table-cell>
          <table:table-cell office:value-type="string" office:value="volcano">
            <text:p>volcan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火山が爆発したの。">
            <text:p>昨日火山が爆発したの。</text:p>
          </table:table-cell>
          <table:table-cell office:value-type="string" office:value="きのう かざん が ばくはつ した の。">
            <text:p>きのう かざん が ばくはつ した の。</text:p>
          </table:table-cell>
          <table:table-cell office:value-type="string" office:value="There was a volcano eruption yesterday.">
            <text:p>There was a volcano eruption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冷凍">
            <text:p>冷凍</text:p>
          </table:table-cell>
          <table:table-cell office:value-type="string" office:value="れいとう">
            <text:p>れいとう</text:p>
          </table:table-cell>
          <table:table-cell office:value-type="string" office:value="freeze, frozen">
            <text:p>freeze, froze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残ったカレーを冷凍しました。">
            <text:p>残ったカレーを冷凍しました。</text:p>
          </table:table-cell>
          <table:table-cell office:value-type="string" office:value="のこった カレー を れいとう しました。">
            <text:p>のこった カレー を れいとう しました。</text:p>
          </table:table-cell>
          <table:table-cell office:value-type="string" office:value="I froze the left-over curry.">
            <text:p>I froze the left-over cu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パイロット">
            <text:p>パイロット</text:p>
          </table:table-cell>
          <table:table-cell office:value-type="string" office:value="パイロット">
            <text:p>パイロット</text:p>
          </table:table-cell>
          <table:table-cell office:value-type="string" office:value="pilot">
            <text:p>pilo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パイロットです。">
            <text:p>彼はパイロットです。</text:p>
          </table:table-cell>
          <table:table-cell office:value-type="string" office:value="かれ は パイロット です。">
            <text:p>かれ は パイロット です。</text:p>
          </table:table-cell>
          <table:table-cell office:value-type="string" office:value="He's a pilot.">
            <text:p>He's a pi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昨年">
            <text:p>一昨年</text:p>
          </table:table-cell>
          <table:table-cell office:value-type="string" office:value="いっさくねん">
            <text:p>いっさくねん</text:p>
          </table:table-cell>
          <table:table-cell office:value-type="string" office:value="the year before last (formal)">
            <text:p>the year before last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卒業は一昨年です。">
            <text:p>大学卒業は一昨年です。</text:p>
          </table:table-cell>
          <table:table-cell office:value-type="string" office:value="だいがく そつぎょう は いっさくねん です。">
            <text:p>だいがく そつぎょう は いっさくねん です。</text:p>
          </table:table-cell>
          <table:table-cell office:value-type="string" office:value="I graduated from university two years ago.">
            <text:p>I graduated from university two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明ける">
            <text:p>明ける</text:p>
          </table:table-cell>
          <table:table-cell office:value-type="string" office:value="あける">
            <text:p>あける</text:p>
          </table:table-cell>
          <table:table-cell office:value-type="string" office:value="dawn, end">
            <text:p>dawn, e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すぐ夜が明けるね。">
            <text:p>もうすぐ夜が明けるね。</text:p>
          </table:table-cell>
          <table:table-cell office:value-type="string" office:value="もう すぐ よ が あける ね。">
            <text:p>もう すぐ よ が あける ね。</text:p>
          </table:table-cell>
          <table:table-cell office:value-type="string" office:value="Dawn will break soon.">
            <text:p>Dawn will break s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救助">
            <text:p>救助</text:p>
          </table:table-cell>
          <table:table-cell office:value-type="string" office:value="きゅうじょ">
            <text:p>きゅうじょ</text:p>
          </table:table-cell>
          <table:table-cell office:value-type="string" office:value="rescue, save">
            <text:p>rescue, sa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プールで男の子が救助されました。">
            <text:p>プールで男の子が救助されました。</text:p>
          </table:table-cell>
          <table:table-cell office:value-type="string" office:value="プール で おとこのこ が きゅうじょ されました。">
            <text:p>プール で おとこのこ が きゅうじょ されました。</text:p>
          </table:table-cell>
          <table:table-cell office:value-type="string" office:value="A boy was rescued in the swimming pool.">
            <text:p>A boy was rescued in the swimming p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決心">
            <text:p>決心</text:p>
          </table:table-cell>
          <table:table-cell office:value-type="string" office:value="けっしん">
            <text:p>けっしん</text:p>
          </table:table-cell>
          <table:table-cell office:value-type="string" office:value="determination, resolution">
            <text:p>determination, resolu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度こそタバコをやめる決心をしました。">
            <text:p>今度こそタバコをやめる決心をしました。</text:p>
          </table:table-cell>
          <table:table-cell office:value-type="string" office:value="こんど こそ タバコ を やめる けっしん を しました。">
            <text:p>こんど こそ タバコ を やめる けっしん を しました。</text:p>
          </table:table-cell>
          <table:table-cell office:value-type="string" office:value="This time I'm determined to quit smoking.">
            <text:p>This time I'm determined to quit smo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空中">
            <text:p>空中</text:p>
          </table:table-cell>
          <table:table-cell office:value-type="string" office:value="くうちゅう">
            <text:p>くうちゅう</text:p>
          </table:table-cell>
          <table:table-cell office:value-type="string" office:value="in the air, in the sky">
            <text:p>in the air, in the sk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ちょうちょうが空中を舞っています。">
            <text:p>ちょうちょうが空中を舞っています。</text:p>
          </table:table-cell>
          <table:table-cell office:value-type="string" office:value="ちょうちょう が くうちゅう を まって います。">
            <text:p>ちょうちょう が くうちゅう を まって います。</text:p>
          </table:table-cell>
          <table:table-cell office:value-type="string" office:value="Butterflies are flying in the air.">
            <text:p>Butterflies are flying in the 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荒れる">
            <text:p>荒れる</text:p>
          </table:table-cell>
          <table:table-cell office:value-type="string" office:value="あれる">
            <text:p>あれる</text:p>
          </table:table-cell>
          <table:table-cell office:value-type="string" office:value="be wild, get rough">
            <text:p>be wild, get roug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台風で山も海も荒れています。">
            <text:p>台風で山も海も荒れています。</text:p>
          </table:table-cell>
          <table:table-cell office:value-type="string" office:value="たいふう で やま も うみ も あれて います。">
            <text:p>たいふう で やま も うみ も あれて います。</text:p>
          </table:table-cell>
          <table:table-cell office:value-type="string" office:value="The weather in the typhoon is rough both on the mountains and in the ocean.">
            <text:p>The weather in the typhoon is rough both on the mountains and in the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隅">
            <text:p>隅</text:p>
          </table:table-cell>
          <table:table-cell office:value-type="string" office:value="すみ">
            <text:p>すみ</text:p>
          </table:table-cell>
          <table:table-cell office:value-type="string" office:value="corner">
            <text:p>cor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隅に椅子が積んであったの。">
            <text:p>部屋の隅に椅子が積んであったの。</text:p>
          </table:table-cell>
          <table:table-cell office:value-type="string" office:value="へや の すみ に いす が つんで あった の。">
            <text:p>へや の すみ に いす が つんで あった の。</text:p>
          </table:table-cell>
          <table:table-cell office:value-type="string" office:value="There was a pile of chairs on the corner of the room.">
            <text:p>There was a pile of chairs on the corner of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無数">
            <text:p>無数</text:p>
          </table:table-cell>
          <table:table-cell office:value-type="string" office:value="むすう">
            <text:p>むすう</text:p>
          </table:table-cell>
          <table:table-cell office:value-type="string" office:value="countless, innumerable">
            <text:p>countless, innumer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宇宙には無数の星があります。">
            <text:p>宇宙には無数の星があります。</text:p>
          </table:table-cell>
          <table:table-cell office:value-type="string" office:value="うちゅう に は むすう の ほし が あります。">
            <text:p>うちゅう に は むすう の ほし が あります。</text:p>
          </table:table-cell>
          <table:table-cell office:value-type="string" office:value="There are countless stars in space.">
            <text:p>There are countless stars in sp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間隔">
            <text:p>間隔</text:p>
          </table:table-cell>
          <table:table-cell office:value-type="string" office:value="かんかく">
            <text:p>かんかく</text:p>
          </table:table-cell>
          <table:table-cell office:value-type="string" office:value="interval, space">
            <text:p>interval, sp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車は5分間隔で来ますよ。">
            <text:p>電車は5分間隔で来ますよ。</text:p>
          </table:table-cell>
          <table:table-cell office:value-type="string" office:value="でんしゃ は 5 ふん かんかく で きます よ。">
            <text:p>でんしゃ は 5 ふん かんかく で きます よ。</text:p>
          </table:table-cell>
          <table:table-cell office:value-type="string" office:value="The train comes every five minutes.">
            <text:p>The train comes every five minut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要旨">
            <text:p>要旨</text:p>
          </table:table-cell>
          <table:table-cell office:value-type="string" office:value="ようし">
            <text:p>ようし</text:p>
          </table:table-cell>
          <table:table-cell office:value-type="string" office:value="overview, summary">
            <text:p>overview, summa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の要旨は次のとおりです。">
            <text:p>会議の要旨は次のとおりです。</text:p>
          </table:table-cell>
          <table:table-cell office:value-type="string" office:value="かいぎ の ようし は つぎ の とおり です。">
            <text:p>かいぎ の ようし は つぎ の とおり です。</text:p>
          </table:table-cell>
          <table:table-cell office:value-type="string" office:value="The overview of the meeting is as follows.">
            <text:p>The overview of the meeting is as follow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餅">
            <text:p>餅</text:p>
          </table:table-cell>
          <table:table-cell office:value-type="string" office:value="もち">
            <text:p>もち</text:p>
          </table:table-cell>
          <table:table-cell office:value-type="string" office:value="rice cake">
            <text:p>rice c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月には餅を食べますよ。">
            <text:p>正月には餅を食べますよ。</text:p>
          </table:table-cell>
          <table:table-cell office:value-type="string" office:value="しょうがつ に は もち を たべます よ。">
            <text:p>しょうがつ に は もち を たべます よ。</text:p>
          </table:table-cell>
          <table:table-cell office:value-type="string" office:value="We eat rice cakes during the New Year's holiday.">
            <text:p>We eat rice cakes during the New Year's holi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相撲">
            <text:p>相撲</text:p>
          </table:table-cell>
          <table:table-cell office:value-type="string" office:value="すもう">
            <text:p>すもう</text:p>
          </table:table-cell>
          <table:table-cell office:value-type="string" office:value="Japanese-style wrestling">
            <text:p>Japanese-style wrestl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相撲取りはたいてい体がとても大きいね。">
            <text:p>相撲取りはたいてい体がとても大きいね。</text:p>
          </table:table-cell>
          <table:table-cell office:value-type="string" office:value="すもうとり は たいてい からだ が とても おおきい ね。">
            <text:p>すもうとり は たいてい からだ が とても おおきい ね。</text:p>
          </table:table-cell>
          <table:table-cell office:value-type="string" office:value="Sumo wrestlers are usually very big.">
            <text:p>Sumo wrestlers are usually very bi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斜め">
            <text:p>斜め</text:p>
          </table:table-cell>
          <table:table-cell office:value-type="string" office:value="ななめ">
            <text:p>ななめ</text:p>
          </table:table-cell>
          <table:table-cell office:value-type="string" office:value="diagonal, slant">
            <text:p>diagonal, sla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こに斜めに線を引いてください。">
            <text:p>ここに斜めに線を引いてください。</text:p>
          </table:table-cell>
          <table:table-cell office:value-type="string" office:value="ここ に ななめ に せん を ひいて ください。">
            <text:p>ここ に ななめ に せん を ひいて ください。</text:p>
          </table:table-cell>
          <table:table-cell office:value-type="string" office:value="Please draw a diagonal line here.">
            <text:p>Please draw a diagonal lin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傾く">
            <text:p>傾く</text:p>
          </table:table-cell>
          <table:table-cell office:value-type="string" office:value="かたむく">
            <text:p>かたむく</text:p>
          </table:table-cell>
          <table:table-cell office:value-type="string" office:value="decline, go down">
            <text:p>decline, go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日様が西に傾きましたね。">
            <text:p>お日様が西に傾きましたね。</text:p>
          </table:table-cell>
          <table:table-cell office:value-type="string" office:value="おひさま が にし に かたむきました ね。">
            <text:p>おひさま が にし に かたむきました ね。</text:p>
          </table:table-cell>
          <table:table-cell office:value-type="string" office:value="The sun went down in the west.">
            <text:p>The sun went down in the w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モダン">
            <text:p>モダン</text:p>
          </table:table-cell>
          <table:table-cell office:value-type="string" office:value="モダン">
            <text:p>モダン</text:p>
          </table:table-cell>
          <table:table-cell office:value-type="string" office:value="modern">
            <text:p>moder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建物はモダンだね。">
            <text:p>あの建物はモダンだね。</text:p>
          </table:table-cell>
          <table:table-cell office:value-type="string" office:value="あの たてもの は モダン だ ね。">
            <text:p>あの たてもの は モダン だ ね。</text:p>
          </table:table-cell>
          <table:table-cell office:value-type="string" office:value="That building has a modern design.">
            <text:p>That building has a modern desig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名詞">
            <text:p>名詞</text:p>
          </table:table-cell>
          <table:table-cell office:value-type="string" office:value="めいし">
            <text:p>めいし</text:p>
          </table:table-cell>
          <table:table-cell office:value-type="string" office:value="noun">
            <text:p>no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学校」は名詞です。">
            <text:p>「学校」は名詞です。</text:p>
          </table:table-cell>
          <table:table-cell office:value-type="string" office:value="「がっこう」 は めいし です。">
            <text:p>「がっこう」 は めいし です。</text:p>
          </table:table-cell>
          <table:table-cell office:value-type="string" office:value="&quot;School&quot; is a noun.">
            <text:p>"School" is a nou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離す">
            <text:p>離す</text:p>
          </table:table-cell>
          <table:table-cell office:value-type="string" office:value="はなす">
            <text:p>はなす</text:p>
          </table:table-cell>
          <table:table-cell office:value-type="string" office:value="set (something) apart, let go (of)">
            <text:p>set (something) apart, let go (of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の手を離さないでください。">
            <text:p>子供の手を離さないでください。</text:p>
          </table:table-cell>
          <table:table-cell office:value-type="string" office:value="こども の て を はなさない で ください。">
            <text:p>こども の て を はなさない で ください。</text:p>
          </table:table-cell>
          <table:table-cell office:value-type="string" office:value="Don't let go of your child's hand.">
            <text:p>Don't let go of your child's h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休業">
            <text:p>休業</text:p>
          </table:table-cell>
          <table:table-cell office:value-type="string" office:value="きゅうぎょう">
            <text:p>きゅうぎょう</text:p>
          </table:table-cell>
          <table:table-cell office:value-type="string" office:value="suspension of a business operation">
            <text:p>suspension of a business oper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明日は臨時に休業します。">
            <text:p>明日は臨時に休業します。</text:p>
          </table:table-cell>
          <table:table-cell office:value-type="string" office:value="あした は りんじ に きゅうぎょう します。">
            <text:p>あした は りんじ に きゅうぎょう します。</text:p>
          </table:table-cell>
          <table:table-cell office:value-type="string" office:value="We'll be temporarily closed tomorrow.">
            <text:p>We'll be temporarily closed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立ち止まる">
            <text:p>立ち止まる</text:p>
          </table:table-cell>
          <table:table-cell office:value-type="string" office:value="たちどまる">
            <text:p>たちどまる</text:p>
          </table:table-cell>
          <table:table-cell office:value-type="string" office:value="stop, halt">
            <text:p>stop, hal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々は立ち止まって上を見上げたの。">
            <text:p>人々は立ち止まって上を見上げたの。</text:p>
          </table:table-cell>
          <table:table-cell office:value-type="string" office:value="ひとびと は たちどまって うえ を みあげた の。">
            <text:p>ひとびと は たちどまって うえ を みあげた の。</text:p>
          </table:table-cell>
          <table:table-cell office:value-type="string" office:value="People stopped and looked up.">
            <text:p>People stopped and looked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強盗">
            <text:p>強盗</text:p>
          </table:table-cell>
          <table:table-cell office:value-type="string" office:value="ごうとう">
            <text:p>ごうとう</text:p>
          </table:table-cell>
          <table:table-cell office:value-type="string" office:value="robbery, burglar">
            <text:p>robbery, burg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強盗がカメラに写っていました。">
            <text:p>強盗がカメラに写っていました。</text:p>
          </table:table-cell>
          <table:table-cell office:value-type="string" office:value="ごうとう が カメラ に うつって いました。">
            <text:p>ごうとう が カメラ に うつって いました。</text:p>
          </table:table-cell>
          <table:table-cell office:value-type="string" office:value="The burglar was caught on a camera.">
            <text:p>The burglar was caught on a cam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次ぐ">
            <text:p>次ぐ</text:p>
          </table:table-cell>
          <table:table-cell office:value-type="string" office:value="つぐ">
            <text:p>つぐ</text:p>
          </table:table-cell>
          <table:table-cell office:value-type="string" office:value="rank next, come next">
            <text:p>rank next, come nex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トップに次ぐ好成績でした。">
            <text:p>彼はトップに次ぐ好成績でした。</text:p>
          </table:table-cell>
          <table:table-cell office:value-type="string" office:value="かれ は トップ に つぐ こう せいせき でした。">
            <text:p>かれ は トップ に つぐ こう せいせき でした。</text:p>
          </table:table-cell>
          <table:table-cell office:value-type="string" office:value="His excellent results were next to the top.">
            <text:p>His excellent results were next to the 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半島">
            <text:p>半島</text:p>
          </table:table-cell>
          <table:table-cell office:value-type="string" office:value="はんとう">
            <text:p>はんとう</text:p>
          </table:table-cell>
          <table:table-cell office:value-type="string" office:value="peninsula">
            <text:p>peninsul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台風がその半島を通過したの。">
            <text:p>台風がその半島を通過したの。</text:p>
          </table:table-cell>
          <table:table-cell office:value-type="string" office:value="たいふう が その はんとう を つうか した の。">
            <text:p>たいふう が その はんとう を つうか した の。</text:p>
          </table:table-cell>
          <table:table-cell office:value-type="string" office:value="The typhoon passed over the peninsula.">
            <text:p>The typhoon passed over the peninsul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名">
            <text:p>地名</text:p>
          </table:table-cell>
          <table:table-cell office:value-type="string" office:value="ちめい">
            <text:p>ちめい</text:p>
          </table:table-cell>
          <table:table-cell office:value-type="string" office:value="name of a place">
            <text:p>name of a pl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地名は聞いたことがないな。">
            <text:p>その地名は聞いたことがないな。</text:p>
          </table:table-cell>
          <table:table-cell office:value-type="string" office:value="その ちめい は きいた こと が ない な。">
            <text:p>その ちめい は きいた こと が ない な。</text:p>
          </table:table-cell>
          <table:table-cell office:value-type="string" office:value="I've never heard of that place.">
            <text:p>I've never heard of that 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液体">
            <text:p>液体</text:p>
          </table:table-cell>
          <table:table-cell office:value-type="string" office:value="えきたい">
            <text:p>えきたい</text:p>
          </table:table-cell>
          <table:table-cell office:value-type="string" office:value="liquid form">
            <text:p>liquid 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洗濯に液体の洗剤を使っています。">
            <text:p>洗濯に液体の洗剤を使っています。</text:p>
          </table:table-cell>
          <table:table-cell office:value-type="string" office:value="せんたく に えきたい の せんざい を つかって います。">
            <text:p>せんたく に えきたい の せんざい を つかって います。</text:p>
          </table:table-cell>
          <table:table-cell office:value-type="string" office:value="I use liquid detergent for washing clothes.">
            <text:p>I use liquid detergent for washing clot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動詞">
            <text:p>動詞</text:p>
          </table:table-cell>
          <table:table-cell office:value-type="string" office:value="どうし">
            <text:p>どうし</text:p>
          </table:table-cell>
          <table:table-cell office:value-type="string" office:value="verb">
            <text:p>ver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食べる」は動詞です。">
            <text:p>「食べる」は動詞です。</text:p>
          </table:table-cell>
          <table:table-cell office:value-type="string" office:value="「たべる」 は どうし です。">
            <text:p>「たべる」 は どうし です。</text:p>
          </table:table-cell>
          <table:table-cell office:value-type="string" office:value="&quot;Eat&quot; is a verb.">
            <text:p>"Eat" is a ver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先祖">
            <text:p>先祖</text:p>
          </table:table-cell>
          <table:table-cell office:value-type="string" office:value="せんぞ">
            <text:p>せんぞ</text:p>
          </table:table-cell>
          <table:table-cell office:value-type="string" office:value="forefather, ancestor">
            <text:p>forefather, ances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神道では先祖を大切にします。">
            <text:p>神道では先祖を大切にします。</text:p>
          </table:table-cell>
          <table:table-cell office:value-type="string" office:value="しんとう で は せんぞ を たいせつ に します。">
            <text:p>しんとう で は せんぞ を たいせつ に します。</text:p>
          </table:table-cell>
          <table:table-cell office:value-type="string" office:value="In Shintoism we worship our ancestors.">
            <text:p>In Shintoism we worship our ancest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頬">
            <text:p>頬</text:p>
          </table:table-cell>
          <table:table-cell office:value-type="string" office:value="ほお">
            <text:p>ほお</text:p>
          </table:table-cell>
          <table:table-cell office:value-type="string" office:value="cheek (common reading)">
            <text:p>cheek (common read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ほおを赤く染めたわ。">
            <text:p>彼女はほおを赤く染めたわ。</text:p>
          </table:table-cell>
          <table:table-cell office:value-type="string" office:value="かのじょ は ほお を あかく そめた わ。">
            <text:p>かのじょ は ほお を あかく そめた わ。</text:p>
          </table:table-cell>
          <table:table-cell office:value-type="string" office:value="Her cheeks flushed.">
            <text:p>Her cheeks flush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満員">
            <text:p>満員</text:p>
          </table:table-cell>
          <table:table-cell office:value-type="string" office:value="まんいん">
            <text:p>まんいん</text:p>
          </table:table-cell>
          <table:table-cell office:value-type="string" office:value="full to capacity">
            <text:p>full to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バスは満員です。">
            <text:p>このバスは満員です。</text:p>
          </table:table-cell>
          <table:table-cell office:value-type="string" office:value="この バス は まんいん です。">
            <text:p>この バス は まんいん です。</text:p>
          </table:table-cell>
          <table:table-cell office:value-type="string" office:value="This bus is full.">
            <text:p>This bus is fu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広める">
            <text:p>広める</text:p>
          </table:table-cell>
          <table:table-cell office:value-type="string" office:value="ひろめる">
            <text:p>ひろめる</text:p>
          </table:table-cell>
          <table:table-cell office:value-type="string" office:value="spread (information etc.), make (something) known">
            <text:p>spread (information etc.), make (something) kn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誰が噂を広めたんだろう。">
            <text:p>誰が噂を広めたんだろう。</text:p>
          </table:table-cell>
          <table:table-cell office:value-type="string" office:value="だれ が うわさ を ひろめた ん だろう。">
            <text:p>だれ が うわさ を ひろめた ん だろう。</text:p>
          </table:table-cell>
          <table:table-cell office:value-type="string" office:value="I wonder who spread the rumor.">
            <text:p>I wonder who spread the rum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転がる">
            <text:p>転がる</text:p>
          </table:table-cell>
          <table:table-cell office:value-type="string" office:value="ころがる">
            <text:p>ころがる</text:p>
          </table:table-cell>
          <table:table-cell office:value-type="string" office:value="roll over">
            <text:p>roll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猫は砂の上で転がったんだ。">
            <text:p>猫は砂の上で転がったんだ。</text:p>
          </table:table-cell>
          <table:table-cell office:value-type="string" office:value="ねこ は すな の うえ で ころがった ん だ。">
            <text:p>ねこ は すな の うえ で ころがった ん だ。</text:p>
          </table:table-cell>
          <table:table-cell office:value-type="string" office:value="The cat rolled over on the sand.">
            <text:p>The cat rolled over on the s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子孫">
            <text:p>子孫</text:p>
          </table:table-cell>
          <table:table-cell office:value-type="string" office:value="しそん">
            <text:p>しそん</text:p>
          </table:table-cell>
          <table:table-cell office:value-type="string" office:value="descendant, offspring">
            <text:p>descendant, offspr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織田信長の子孫だよ。">
            <text:p>彼は織田信長の子孫だよ。</text:p>
          </table:table-cell>
          <table:table-cell office:value-type="string" office:value="かれ は おだ のぶなが の しそん だ よ。">
            <text:p>かれ は おだ のぶなが の しそん だ よ。</text:p>
          </table:table-cell>
          <table:table-cell office:value-type="string" office:value="He is a descendant of Oda Nobunaga.">
            <text:p>He is a descendant of Oda Nobunag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曲線">
            <text:p>曲線</text:p>
          </table:table-cell>
          <table:table-cell office:value-type="string" office:value="きょくせん">
            <text:p>きょくせん</text:p>
          </table:table-cell>
          <table:table-cell office:value-type="string" office:value="curve, curved line">
            <text:p>curve, curved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道は、ゆるい曲線を描いているよ。">
            <text:p>この道は、ゆるい曲線を描いているよ。</text:p>
          </table:table-cell>
          <table:table-cell office:value-type="string" office:value="この みち は、ゆるい きょくせん を えがいて いる よ。">
            <text:p>この みち は、ゆるい きょくせん を えがいて いる よ。</text:p>
          </table:table-cell>
          <table:table-cell office:value-type="string" office:value="This road curves gently.">
            <text:p>This road curves g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郵送">
            <text:p>郵送</text:p>
          </table:table-cell>
          <table:table-cell office:value-type="string" office:value="ゆうそう">
            <text:p>ゆうそう</text:p>
          </table:table-cell>
          <table:table-cell office:value-type="string" office:value="mailing">
            <text:p>mai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書類を郵送してください。">
            <text:p>書類を郵送してください。</text:p>
          </table:table-cell>
          <table:table-cell office:value-type="string" office:value="しょるい を ゆうそう して ください。">
            <text:p>しょるい を ゆうそう して ください。</text:p>
          </table:table-cell>
          <table:table-cell office:value-type="string" office:value="Please mail the documents.">
            <text:p>Please mail the docum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満点">
            <text:p>満点</text:p>
          </table:table-cell>
          <table:table-cell office:value-type="string" office:value="まんてん">
            <text:p>まんてん</text:p>
          </table:table-cell>
          <table:table-cell office:value-type="string" office:value="perfect score">
            <text:p>perfect sc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語のテストは満点でした。">
            <text:p>国語のテストは満点でした。</text:p>
          </table:table-cell>
          <table:table-cell office:value-type="string" office:value="こくご の テスト は まんてん でした。">
            <text:p>こくご の テスト は まんてん でした。</text:p>
          </table:table-cell>
          <table:table-cell office:value-type="string" office:value="I got a perfect score on the Japanese test.">
            <text:p>I got a perfect score on the Japanese 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水面">
            <text:p>水面</text:p>
          </table:table-cell>
          <table:table-cell office:value-type="string" office:value="すいめん">
            <text:p>すいめん</text:p>
          </table:table-cell>
          <table:table-cell office:value-type="string" office:value="surface of the water">
            <text:p>surface of the wa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湖の水面に小さく波が立っているな。">
            <text:p>湖の水面に小さく波が立っているな。</text:p>
          </table:table-cell>
          <table:table-cell office:value-type="string" office:value="みずうみ の すいめん に ちいさく なみ が たって いる な。">
            <text:p>みずうみ の すいめん に ちいさく なみ が たって いる な。</text:p>
          </table:table-cell>
          <table:table-cell office:value-type="string" office:value="There are a lot of small waves on the surface of the lake.">
            <text:p>There are a lot of small waves on the surface of the l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虹">
            <text:p>虹</text:p>
          </table:table-cell>
          <table:table-cell office:value-type="string" office:value="にじ">
            <text:p>にじ</text:p>
          </table:table-cell>
          <table:table-cell office:value-type="string" office:value="rainbow">
            <text:p>rainbow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雨が上がって美しい虹が出たね。">
            <text:p>雨が上がって美しい虹が出たね。</text:p>
          </table:table-cell>
          <table:table-cell office:value-type="string" office:value="あめ が あがって うつくしい にじ が でた ね。">
            <text:p>あめ が あがって うつくしい にじ が でた ね。</text:p>
          </table:table-cell>
          <table:table-cell office:value-type="string" office:value="A beautiful rainbow came out after the rain stopped.">
            <text:p>A beautiful rainbow came out after the rain sto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例">
            <text:p>実例</text:p>
          </table:table-cell>
          <table:table-cell office:value-type="string" office:value="じつれい">
            <text:p>じつれい</text:p>
          </table:table-cell>
          <table:table-cell office:value-type="string" office:value="example, instance">
            <text:p>example, in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実例を使って説明してください。">
            <text:p>実例を使って説明してください。</text:p>
          </table:table-cell>
          <table:table-cell office:value-type="string" office:value="じつれい を つかって せつめい して ください。">
            <text:p>じつれい を つかって せつめい して ください。</text:p>
          </table:table-cell>
          <table:table-cell office:value-type="string" office:value="Please explain by using examples.">
            <text:p>Please explain by using examp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宝石">
            <text:p>宝石</text:p>
          </table:table-cell>
          <table:table-cell office:value-type="string" office:value="ほうせき">
            <text:p>ほうせき</text:p>
          </table:table-cell>
          <table:table-cell office:value-type="string" office:value="gem, jewel">
            <text:p>gem, jew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が一番好きな宝石はダイヤモンドなの。">
            <text:p>私が一番好きな宝石はダイヤモンドなの。</text:p>
          </table:table-cell>
          <table:table-cell office:value-type="string" office:value="わたし が いちばん すきな ほうせき は ダイヤモンド な の。">
            <text:p>わたし が いちばん すきな ほうせき は ダイヤモンド な の。</text:p>
          </table:table-cell>
          <table:table-cell office:value-type="string" office:value="Diamond is my favorite jewel.">
            <text:p>Diamond is my favorite jew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巣">
            <text:p>巣</text:p>
          </table:table-cell>
          <table:table-cell office:value-type="string" office:value="す">
            <text:p>す</text:p>
          </table:table-cell>
          <table:table-cell office:value-type="string" office:value="nest, den">
            <text:p>nest, d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リは土の中に巣を作ります。">
            <text:p>アリは土の中に巣を作ります。</text:p>
          </table:table-cell>
          <table:table-cell office:value-type="string" office:value="アリ は つち の なか に す を つくります。">
            <text:p>アリ は つち の なか に す を つくります。</text:p>
          </table:table-cell>
          <table:table-cell office:value-type="string" office:value="Ants build their nests underground.">
            <text:p>Ants build their nests underg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境">
            <text:p>境</text:p>
          </table:table-cell>
          <table:table-cell office:value-type="string" office:value="さかい">
            <text:p>さかい</text:p>
          </table:table-cell>
          <table:table-cell office:value-type="string" office:value="boundary, border">
            <text:p>boundary, bor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二つの市の境に川が流れているの。">
            <text:p>二つの市の境に川が流れているの。</text:p>
          </table:table-cell>
          <table:table-cell office:value-type="string" office:value="ふたつ の し の さかい に かわ が ながれて いる の。">
            <text:p>ふたつ の し の さかい に かわ が ながれて いる の。</text:p>
          </table:table-cell>
          <table:table-cell office:value-type="string" office:value="A river flows along the border of the two cities.">
            <text:p>A river flows along the border of the two cit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湿度">
            <text:p>湿度</text:p>
          </table:table-cell>
          <table:table-cell office:value-type="string" office:value="しつど">
            <text:p>しつど</text:p>
          </table:table-cell>
          <table:table-cell office:value-type="string" office:value="humidity">
            <text:p>humid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夏は湿度が高いです。">
            <text:p>日本の夏は湿度が高いです。</text:p>
          </table:table-cell>
          <table:table-cell office:value-type="string" office:value="にほん の なつ は しつど が たかい です。">
            <text:p>にほん の なつ は しつど が たかい です。</text:p>
          </table:table-cell>
          <table:table-cell office:value-type="string" office:value="Humidity is high during summer in Japan.">
            <text:p>Humidity is high during summer in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手入れ">
            <text:p>手入れ</text:p>
          </table:table-cell>
          <table:table-cell office:value-type="string" office:value="ていれ">
            <text:p>ていれ</text:p>
          </table:table-cell>
          <table:table-cell office:value-type="string" office:value="care, repair">
            <text:p>care, repair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母は庭の手入れをしています。">
            <text:p>母は庭の手入れをしています。</text:p>
          </table:table-cell>
          <table:table-cell office:value-type="string" office:value="はは は にわ の ていれ を して います。">
            <text:p>はは は にわ の ていれ を して います。</text:p>
          </table:table-cell>
          <table:table-cell office:value-type="string" office:value="My mother's tending the garden.">
            <text:p>My mother's tending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弱点">
            <text:p>弱点</text:p>
          </table:table-cell>
          <table:table-cell office:value-type="string" office:value="じゃくてん">
            <text:p>じゃくてん</text:p>
          </table:table-cell>
          <table:table-cell office:value-type="string" office:value="weak point, weakness">
            <text:p>weak point, weak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弱点はスタミナが足りないところです。">
            <text:p>彼の弱点はスタミナが足りないところです。</text:p>
          </table:table-cell>
          <table:table-cell office:value-type="string" office:value="かれ の じゃくてん は スタミナ が たりない ところ です。">
            <text:p>かれ の じゃくてん は スタミナ が たりない ところ です。</text:p>
          </table:table-cell>
          <table:table-cell office:value-type="string" office:value="The lack of stamina is his weakness.">
            <text:p>The lack of stamina is his weak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平行">
            <text:p>平行</text:p>
          </table:table-cell>
          <table:table-cell office:value-type="string" office:value="へいこう">
            <text:p>へいこう</text:p>
          </table:table-cell>
          <table:table-cell office:value-type="string" office:value="parallel">
            <text:p>paralle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平行に線を引いてください。">
            <text:p>平行に線を引いてください。</text:p>
          </table:table-cell>
          <table:table-cell office:value-type="string" office:value="へいこう に せん を ひいて ください。">
            <text:p>へいこう に せん を ひいて ください。</text:p>
          </table:table-cell>
          <table:table-cell office:value-type="string" office:value="Please draw parallel lines.">
            <text:p>Please draw parallel li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ユーモア">
            <text:p>ユーモア</text:p>
          </table:table-cell>
          <table:table-cell office:value-type="string" office:value="ユーモア">
            <text:p>ユーモア</text:p>
          </table:table-cell>
          <table:table-cell office:value-type="string" office:value="humor">
            <text:p>hum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ユーモアのセンスがあります。">
            <text:p>彼女はユーモアのセンスがあります。</text:p>
          </table:table-cell>
          <table:table-cell office:value-type="string" office:value="かのじょ は ユーモア の センス が あります。">
            <text:p>かのじょ は ユーモア の センス が あります。</text:p>
          </table:table-cell>
          <table:table-cell office:value-type="string" office:value="She has a sense of humor.">
            <text:p>She has a sense of hum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活字">
            <text:p>活字</text:p>
          </table:table-cell>
          <table:table-cell office:value-type="string" office:value="かつじ">
            <text:p>かつじ</text:p>
          </table:table-cell>
          <table:table-cell office:value-type="string" office:value="printed type">
            <text:p>printed ty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新聞の活字が読みやすくなったね。">
            <text:p>新聞の活字が読みやすくなったね。</text:p>
          </table:table-cell>
          <table:table-cell office:value-type="string" office:value="しんぶん の かつじ が よみ やすく なった ね。">
            <text:p>しんぶん の かつじ が よみ やすく なった ね。</text:p>
          </table:table-cell>
          <table:table-cell office:value-type="string" office:value="Newspaper prints have become easier to read.">
            <text:p>Newspaper prints have become easier to r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空き">
            <text:p>空き</text:p>
          </table:table-cell>
          <table:table-cell office:value-type="string" office:value="あき">
            <text:p>あき</text:p>
          </table:table-cell>
          <table:table-cell office:value-type="string" office:value="vacancy, free time">
            <text:p>vacancy, free 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部屋の空きはありますか。">
            <text:p>部屋の空きはありますか。</text:p>
          </table:table-cell>
          <table:table-cell office:value-type="string" office:value="へや の あき は あります か。">
            <text:p>へや の あき は あります か。</text:p>
          </table:table-cell>
          <table:table-cell office:value-type="string" office:value="Are there any vacant rooms?">
            <text:p>Are there any vacant rooms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捕まる">
            <text:p>捕まる</text:p>
          </table:table-cell>
          <table:table-cell office:value-type="string" office:value="つかまる">
            <text:p>つかまる</text:p>
          </table:table-cell>
          <table:table-cell office:value-type="string" office:value="be caught, be arrested">
            <text:p>be caught, be arres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ついに捕まりました。">
            <text:p>彼女はついに捕まりました。</text:p>
          </table:table-cell>
          <table:table-cell office:value-type="string" office:value="かのじょ は ついに つかまりました。">
            <text:p>かのじょ は ついに つかまりました。</text:p>
          </table:table-cell>
          <table:table-cell office:value-type="string" office:value="She was finally caught.">
            <text:p>She was finally ca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長所">
            <text:p>長所</text:p>
          </table:table-cell>
          <table:table-cell office:value-type="string" office:value="ちょうしょ">
            <text:p>ちょうしょ</text:p>
          </table:table-cell>
          <table:table-cell office:value-type="string" office:value="strong point, strength">
            <text:p>strong point, streng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君の長所は明るいところだね。">
            <text:p>君の長所は明るいところだね。</text:p>
          </table:table-cell>
          <table:table-cell office:value-type="string" office:value="きみ の ちょうしょ は あかるい ところ だ ね。">
            <text:p>きみ の ちょうしょ は あかるい ところ だ ね。</text:p>
          </table:table-cell>
          <table:table-cell office:value-type="string" office:value="Your bubbly personality is your strength.">
            <text:p>Your bubbly personality is your streng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貨物">
            <text:p>貨物</text:p>
          </table:table-cell>
          <table:table-cell office:value-type="string" office:value="かもつ">
            <text:p>かもつ</text:p>
          </table:table-cell>
          <table:table-cell office:value-type="string" office:value="freight, cargo">
            <text:p>freight, cargo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トランクは貨物で送ろう。">
            <text:p>このトランクは貨物で送ろう。</text:p>
          </table:table-cell>
          <table:table-cell office:value-type="string" office:value="この トランク は かもつ で おくろう。">
            <text:p>この トランク は かもつ で おくろう。</text:p>
          </table:table-cell>
          <table:table-cell office:value-type="string" office:value="Let's send this trunk by freight.">
            <text:p>Let's send this trunk by fr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溶ける">
            <text:p>溶ける</text:p>
          </table:table-cell>
          <table:table-cell office:value-type="string" office:value="とける">
            <text:p>とける</text:p>
          </table:table-cell>
          <table:table-cell office:value-type="string" office:value="dissolve, melt">
            <text:p>dissolve, mel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暑さでアイスクリームが溶けてしまった。">
            <text:p>暑さでアイスクリームが溶けてしまった。</text:p>
          </table:table-cell>
          <table:table-cell office:value-type="string" office:value="あつさ で アイスクリーム が とけて しまった。">
            <text:p>あつさ で アイスクリーム が とけて しまった。</text:p>
          </table:table-cell>
          <table:table-cell office:value-type="string" office:value="The ice cream melted in the heat.">
            <text:p>The ice cream melted in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効力">
            <text:p>効力</text:p>
          </table:table-cell>
          <table:table-cell office:value-type="string" office:value="こうりょく">
            <text:p>こうりょく</text:p>
          </table:table-cell>
          <table:table-cell office:value-type="string" office:value="effect, validity">
            <text:p>effect, valid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薬は効力が強いよ。">
            <text:p>その薬は効力が強いよ。</text:p>
          </table:table-cell>
          <table:table-cell office:value-type="string" office:value="その くすり は こうりょく が つよい よ。">
            <text:p>その くすり は こうりょく が つよい よ。</text:p>
          </table:table-cell>
          <table:table-cell office:value-type="string" office:value="The medicine takes effect quickly.">
            <text:p>The medicine takes effect quick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乗車">
            <text:p>乗車</text:p>
          </table:table-cell>
          <table:table-cell office:value-type="string" office:value="じょうしゃ">
            <text:p>じょうしゃ</text:p>
          </table:table-cell>
          <table:table-cell office:value-type="string" office:value="boarding, getting on board">
            <text:p>boarding, getting on boar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バスの運賃は乗車するときに払います。">
            <text:p>このバスの運賃は乗車するときに払います。</text:p>
          </table:table-cell>
          <table:table-cell office:value-type="string" office:value="この バス の うんちん は じょうしゃ する とき に はらいます。">
            <text:p>この バス の うんちん は じょうしゃ する とき に はらいます。</text:p>
          </table:table-cell>
          <table:table-cell office:value-type="string" office:value="On this bus, you pay the fare when you get on.">
            <text:p>On this bus, you pay the fare when you get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実物">
            <text:p>実物</text:p>
          </table:table-cell>
          <table:table-cell office:value-type="string" office:value="じつぶつ">
            <text:p>じつぶつ</text:p>
          </table:table-cell>
          <table:table-cell office:value-type="string" office:value="real thing, actual object">
            <text:p>real thing, actual obj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何かの説明をするときは実物を使うとわかりやすいの。">
            <text:p>何かの説明をするときは実物を使うとわかりやすいの。</text:p>
          </table:table-cell>
          <table:table-cell office:value-type="string" office:value="なに か の せつめい を する とき は じつぶつ を つかう と わかりやすい の 。">
            <text:p>なに か の せつめい を する とき は じつぶつ を つかう と わかりやすい の 。</text:p>
          </table:table-cell>
          <table:table-cell office:value-type="string" office:value="When you explain something, it's easier to understand if you use real things.">
            <text:p>When you explain something, it's easier to understand if you use real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超過">
            <text:p>超過</text:p>
          </table:table-cell>
          <table:table-cell office:value-type="string" office:value="ちょうか">
            <text:p>ちょうか</text:p>
          </table:table-cell>
          <table:table-cell office:value-type="string" office:value="excess">
            <text:p>exc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荷物は重量超過です。">
            <text:p>この荷物は重量超過です。</text:p>
          </table:table-cell>
          <table:table-cell office:value-type="string" office:value="この にもつ は じゅうりょう ちょうか です。">
            <text:p>この にもつ は じゅうりょう ちょうか です。</text:p>
          </table:table-cell>
          <table:table-cell office:value-type="string" office:value="This luggage is overweight.">
            <text:p>This luggage is overwe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絶えず">
            <text:p>絶えず</text:p>
          </table:table-cell>
          <table:table-cell office:value-type="string" office:value="たえず">
            <text:p>たえず</text:p>
          </table:table-cell>
          <table:table-cell office:value-type="string" office:value="constantly, unremittingly">
            <text:p>constantly, unremitt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絶えず電話が鳴りました。">
            <text:p>今日は絶えず電話が鳴りました。</text:p>
          </table:table-cell>
          <table:table-cell office:value-type="string" office:value="きょう は たえず でんわ が なりました。">
            <text:p>きょう は たえず でんわ が なりました。</text:p>
          </table:table-cell>
          <table:table-cell office:value-type="string" office:value="The telephone was ringing all day today.">
            <text:p>The telephone was ringing all da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外科">
            <text:p>外科</text:p>
          </table:table-cell>
          <table:table-cell office:value-type="string" office:value="げか">
            <text:p>げか</text:p>
          </table:table-cell>
          <table:table-cell office:value-type="string" office:value="surgery">
            <text:p>surg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人が骨折して外科に入院しました。">
            <text:p>友人が骨折して外科に入院しました。</text:p>
          </table:table-cell>
          <table:table-cell office:value-type="string" office:value="ゆうじん が こっせつ して げか に にゅういん しました。">
            <text:p>ゆうじん が こっせつ して げか に にゅういん しました。</text:p>
          </table:table-cell>
          <table:table-cell office:value-type="string" office:value="My friend was admitted to hospital for surgery because he broke a bone.">
            <text:p>My friend was admitted to hospital for surgery because he broke a b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陽気">
            <text:p>陽気</text:p>
          </table:table-cell>
          <table:table-cell office:value-type="string" office:value="ようき">
            <text:p>ようき</text:p>
          </table:table-cell>
          <table:table-cell office:value-type="string" office:value="cheerful, merry">
            <text:p>cheerful, merr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とても陽気です。">
            <text:p>彼女はとても陽気です。</text:p>
          </table:table-cell>
          <table:table-cell office:value-type="string" office:value="かのじょ は とても ようき です。">
            <text:p>かのじょ は とても ようき です。</text:p>
          </table:table-cell>
          <table:table-cell office:value-type="string" office:value="She's very cheerful.">
            <text:p>She's very cheer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互い">
            <text:p>互い</text:p>
          </table:table-cell>
          <table:table-cell office:value-type="string" office:value="たがい">
            <text:p>たがい</text:p>
          </table:table-cell>
          <table:table-cell office:value-type="string" office:value="each other (plain)">
            <text:p>each other (plain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互いの話をよく聞きなさい。">
            <text:p>互いの話をよく聞きなさい。</text:p>
          </table:table-cell>
          <table:table-cell office:value-type="string" office:value="たがい の はなし を よく ききなさい。">
            <text:p>たがい の はなし を よく ききなさい。</text:p>
          </table:table-cell>
          <table:table-cell office:value-type="string" office:value="Listen carefully to each other.">
            <text:p>Listen carefully to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湾">
            <text:p>湾</text:p>
          </table:table-cell>
          <table:table-cell office:value-type="string" office:value="わん">
            <text:p>わん</text:p>
          </table:table-cell>
          <table:table-cell office:value-type="string" office:value="bay, gulf">
            <text:p>bay, gu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京湾は重要な役割を果たしている。">
            <text:p>東京湾は重要な役割を果たしている。</text:p>
          </table:table-cell>
          <table:table-cell office:value-type="string" office:value="とうきょう わん は じゅうような やくわり を はたして いる。">
            <text:p>とうきょう わん は じゅうような やくわり を はたして いる。</text:p>
          </table:table-cell>
          <table:table-cell office:value-type="string" office:value="Tokyo Bay plays an important role.">
            <text:p>Tokyo Bay plays an important r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続々">
            <text:p>続々</text:p>
          </table:table-cell>
          <table:table-cell office:value-type="string" office:value="ぞくぞく">
            <text:p>ぞくぞく</text:p>
          </table:table-cell>
          <table:table-cell office:value-type="string" office:value="in succession, one after another">
            <text:p>in succession, one after ano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お客さんが続々とやって来ましたよ。">
            <text:p>お客さんが続々とやって来ましたよ。</text:p>
          </table:table-cell>
          <table:table-cell office:value-type="string" office:value="おきゃくさん が ぞくぞく と やってきました よ。">
            <text:p>おきゃくさん が ぞくぞく と やってきました よ。</text:p>
          </table:table-cell>
          <table:table-cell office:value-type="string" office:value="Guests came one after another.">
            <text:p>Guests came one after an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直径">
            <text:p>直径</text:p>
          </table:table-cell>
          <table:table-cell office:value-type="string" office:value="ちょっけい">
            <text:p>ちょっけい</text:p>
          </table:table-cell>
          <table:table-cell office:value-type="string" office:value="diameter">
            <text:p>diame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円は直径6センチです。">
            <text:p>この円は直径6センチです。</text:p>
          </table:table-cell>
          <table:table-cell office:value-type="string" office:value="この えん は ちょっけい 6 センチ です。">
            <text:p>この えん は ちょっけい 6 センチ です。</text:p>
          </table:table-cell>
          <table:table-cell office:value-type="string" office:value="This circle has a diameter of 6cm.">
            <text:p>This circle has a diameter of 6c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直線">
            <text:p>直線</text:p>
          </table:table-cell>
          <table:table-cell office:value-type="string" office:value="ちょくせん">
            <text:p>ちょくせん</text:p>
          </table:table-cell>
          <table:table-cell office:value-type="string" office:value="straight line">
            <text:p>straight l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直線を描いてください。">
            <text:p>直線を描いてください。</text:p>
          </table:table-cell>
          <table:table-cell office:value-type="string" office:value="ちょくせん を かいて ください。">
            <text:p>ちょくせん を かいて ください。</text:p>
          </table:table-cell>
          <table:table-cell office:value-type="string" office:value="Please draw a straight line.">
            <text:p>Please draw a straight l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泥">
            <text:p>泥</text:p>
          </table:table-cell>
          <table:table-cell office:value-type="string" office:value="どろ">
            <text:p>どろ</text:p>
          </table:table-cell>
          <table:table-cell office:value-type="string" office:value="mud">
            <text:p>mu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靴が泥だらけになったよ。">
            <text:p>靴が泥だらけになったよ。</text:p>
          </table:table-cell>
          <table:table-cell office:value-type="string" office:value="くつ が どろ だらけ に なった よ。">
            <text:p>くつ が どろ だらけ に なった よ。</text:p>
          </table:table-cell>
          <table:table-cell office:value-type="string" office:value="My shoes were covered in mud.">
            <text:p>My shoes were covered in mu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シャッター">
            <text:p>シャッター</text:p>
          </table:table-cell>
          <table:table-cell office:value-type="string" office:value="シャッター">
            <text:p>シャッター</text:p>
          </table:table-cell>
          <table:table-cell office:value-type="string" office:value="shutter">
            <text:p>shu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丸いボタンを押すとシャッターが閉まります。">
            <text:p>丸いボタンを押すとシャッターが閉まります。</text:p>
          </table:table-cell>
          <table:table-cell office:value-type="string" office:value="まるい ボタン を おす と シャッター が しまります。">
            <text:p>まるい ボタン を おす と シャッター が しまります。</text:p>
          </table:table-cell>
          <table:table-cell office:value-type="string" office:value="The shutter closes when you push the round button.">
            <text:p>The shutter closes when you push the round butt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名物">
            <text:p>名物</text:p>
          </table:table-cell>
          <table:table-cell office:value-type="string" office:value="めいぶつ">
            <text:p>めいぶつ</text:p>
          </table:table-cell>
          <table:table-cell office:value-type="string" office:value="specialty, famous product">
            <text:p>specialty, famous produ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町の名物はぶどうです。">
            <text:p>この町の名物はぶどうです。</text:p>
          </table:table-cell>
          <table:table-cell office:value-type="string" office:value="この まち の めいぶつ は ぶどう です。">
            <text:p>この まち の めいぶつ は ぶどう です。</text:p>
          </table:table-cell>
          <table:table-cell office:value-type="string" office:value="This town is famous for its grapes.">
            <text:p>This town is famous for its gra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平野">
            <text:p>平野</text:p>
          </table:table-cell>
          <table:table-cell office:value-type="string" office:value="へいや">
            <text:p>へいや</text:p>
          </table:table-cell>
          <table:table-cell office:value-type="string" office:value="plain land">
            <text:p>plain 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広い平野が一面雪で真っ白でした。">
            <text:p>広い平野が一面雪で真っ白でした。</text:p>
          </table:table-cell>
          <table:table-cell office:value-type="string" office:value="ひろい へいや が いちめん ゆき で まっしろ でした。">
            <text:p>ひろい へいや が いちめん ゆき で まっしろ でした。</text:p>
          </table:table-cell>
          <table:table-cell office:value-type="string" office:value="The vast plains were covered with pure-white snow.">
            <text:p>The vast plains were covered with pure-whit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清潔">
            <text:p>清潔</text:p>
          </table:table-cell>
          <table:table-cell office:value-type="string" office:value="せいけつ">
            <text:p>せいけつ</text:p>
          </table:table-cell>
          <table:table-cell office:value-type="string" office:value="cleanliness, neatness">
            <text:p>cleanliness, neat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レストランは清潔が第一です。">
            <text:p>レストランは清潔が第一です。</text:p>
          </table:table-cell>
          <table:table-cell office:value-type="string" office:value="レストラン は せいけつ が だいいち です。">
            <text:p>レストラン は せいけつ が だいいち です。</text:p>
          </table:table-cell>
          <table:table-cell office:value-type="string" office:value="Cleanliness is the most important thing in any restaurants.">
            <text:p>Cleanliness is the most important thing in any restaura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貝">
            <text:p>貝</text:p>
          </table:table-cell>
          <table:table-cell office:value-type="string" office:value="かい">
            <text:p>かい</text:p>
          </table:table-cell>
          <table:table-cell office:value-type="string" office:value="shellfish, shell">
            <text:p>shellfish, shel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浜辺できれいな貝を拾いました。">
            <text:p>浜辺できれいな貝を拾いました。</text:p>
          </table:table-cell>
          <table:table-cell office:value-type="string" office:value="はまべ で きれいな かい を ひろいました。">
            <text:p>はまべ で きれいな かい を ひろいました。</text:p>
          </table:table-cell>
          <table:table-cell office:value-type="string" office:value="I picked up a beautiful shell on the beach.">
            <text:p>I picked up a beautiful shell on the bea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食卓">
            <text:p>食卓</text:p>
          </table:table-cell>
          <table:table-cell office:value-type="string" office:value="しょくたく">
            <text:p>しょくたく</text:p>
          </table:table-cell>
          <table:table-cell office:value-type="string" office:value="dining table">
            <text:p>dining tab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卓に花を飾りましょう。">
            <text:p>食卓に花を飾りましょう。</text:p>
          </table:table-cell>
          <table:table-cell office:value-type="string" office:value="しょくたく に はな を かざりましょう。">
            <text:p>しょくたく に はな を かざりましょう。</text:p>
          </table:table-cell>
          <table:table-cell office:value-type="string" office:value="Let's decorate our dining table with flowers.">
            <text:p>Let's decorate our dining table with flow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方言">
            <text:p>方言</text:p>
          </table:table-cell>
          <table:table-cell office:value-type="string" office:value="ほうげん">
            <text:p>ほうげん</text:p>
          </table:table-cell>
          <table:table-cell office:value-type="string" office:value="dialect">
            <text:p>dialec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方言で話します。">
            <text:p>彼は方言で話します。</text:p>
          </table:table-cell>
          <table:table-cell office:value-type="string" office:value="かれ は ほうげん で はなします。">
            <text:p>かれ は ほうげん で はなします。</text:p>
          </table:table-cell>
          <table:table-cell office:value-type="string" office:value="He speaks in a dialect.">
            <text:p>He speaks in a dial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れ">
            <text:p>まれ</text:p>
          </table:table-cell>
          <table:table-cell office:value-type="string" office:value="まれ">
            <text:p>まれ</text:p>
          </table:table-cell>
          <table:table-cell office:value-type="string" office:value="rareness">
            <text:p>rarenes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が仕事を休むのはまれです。">
            <text:p>彼が仕事を休むのはまれです。</text:p>
          </table:table-cell>
          <table:table-cell office:value-type="string" office:value="かれ が しごと を やすむ の は まれ です。">
            <text:p>かれ が しごと を やすむ の は まれ です。</text:p>
          </table:table-cell>
          <table:table-cell office:value-type="string" office:value="He rarely takes a day off from work.">
            <text:p>He rarely takes a day off from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双子">
            <text:p>双子</text:p>
          </table:table-cell>
          <table:table-cell office:value-type="string" office:value="ふたご">
            <text:p>ふたご</text:p>
          </table:table-cell>
          <table:table-cell office:value-type="string" office:value="twins">
            <text:p>twi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に双子が生まれたよ。">
            <text:p>友達に双子が生まれたよ。</text:p>
          </table:table-cell>
          <table:table-cell office:value-type="string" office:value="ともだち に ふたご が うまれた よ。">
            <text:p>ともだち に ふたご が うまれた よ。</text:p>
          </table:table-cell>
          <table:table-cell office:value-type="string" office:value="My friend gave birth to twins.">
            <text:p>My friend gave birth to twi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脱線">
            <text:p>脱線</text:p>
          </table:table-cell>
          <table:table-cell office:value-type="string" office:value="だっせん">
            <text:p>だっせん</text:p>
          </table:table-cell>
          <table:table-cell office:value-type="string" office:value="derailment">
            <text:p>derail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で電車が脱線したよ。">
            <text:p>地震で電車が脱線したよ。</text:p>
          </table:table-cell>
          <table:table-cell office:value-type="string" office:value="じしん で でんしゃ が だっせん した よ。">
            <text:p>じしん で でんしゃ が だっせん した よ。</text:p>
          </table:table-cell>
          <table:table-cell office:value-type="string" office:value="The train derailed in the earthquake.">
            <text:p>The train derailed in the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客席">
            <text:p>客席</text:p>
          </table:table-cell>
          <table:table-cell office:value-type="string" office:value="きゃくせき">
            <text:p>きゃくせき</text:p>
          </table:table-cell>
          <table:table-cell office:value-type="string" office:value="seat, passenger seat">
            <text:p>seat, passenger se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客席に座ったんだ。">
            <text:p>私たちは客席に座ったんだ。</text:p>
          </table:table-cell>
          <table:table-cell office:value-type="string" office:value="わたし たち は きゃくせき に すわった ん だ。">
            <text:p>わたし たち は きゃくせき に すわった ん だ。</text:p>
          </table:table-cell>
          <table:table-cell office:value-type="string" office:value="We sat on the seats.">
            <text:p>We sat on the sea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摩擦">
            <text:p>摩擦</text:p>
          </table:table-cell>
          <table:table-cell office:value-type="string" office:value="まさつ">
            <text:p>まさつ</text:p>
          </table:table-cell>
          <table:table-cell office:value-type="string" office:value="friction">
            <text:p>fri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二つの国に摩擦が生じたんだ。">
            <text:p>その二つの国に摩擦が生じたんだ。</text:p>
          </table:table-cell>
          <table:table-cell office:value-type="string" office:value="その ふたつ の くに に まさつ が しょうじた ん だ。">
            <text:p>その ふたつ の くに に まさつ が しょうじた ん だ。</text:p>
          </table:table-cell>
          <table:table-cell office:value-type="string" office:value="Friction arose between the two countries.">
            <text:p>Friction arose between the two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重み">
            <text:p>重み</text:p>
          </table:table-cell>
          <table:table-cell office:value-type="string" office:value="おもみ">
            <text:p>おもみ</text:p>
          </table:table-cell>
          <table:table-cell office:value-type="string" office:value="weight, importance">
            <text:p>weight, impor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雪の重みで枝が折れそうだ。">
            <text:p>雪の重みで枝が折れそうだ。</text:p>
          </table:table-cell>
          <table:table-cell office:value-type="string" office:value="ゆき の おもみ で えだ が おれ そうだ。">
            <text:p>ゆき の おもみ で えだ が おれ そうだ。</text:p>
          </table:table-cell>
          <table:table-cell office:value-type="string" office:value="The branch looks like it might snap due to the weight of the snow.">
            <text:p>The branch looks like it might snap due to the weight of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達">
            <text:p>発達</text:p>
          </table:table-cell>
          <table:table-cell office:value-type="string" office:value="はったつ">
            <text:p>はったつ</text:p>
          </table:table-cell>
          <table:table-cell office:value-type="string" office:value="development, growth">
            <text:p>development, grow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通信技術の発達は目覚ましいな。">
            <text:p>通信技術の発達は目覚ましいな。</text:p>
          </table:table-cell>
          <table:table-cell office:value-type="string" office:value="つうしん ぎじゅつ の はったつ は めざましい な。">
            <text:p>つうしん ぎじゅつ の はったつ は めざましい な。</text:p>
          </table:table-cell>
          <table:table-cell office:value-type="string" office:value="The development of communication technology is remarkable.">
            <text:p>The development of communication technology is remar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発達">
            <text:p>発達</text:p>
          </table:table-cell>
          <table:table-cell office:value-type="string" office:value="はったつ">
            <text:p>はったつ</text:p>
          </table:table-cell>
          <table:table-cell office:value-type="string" office:value="development, growth">
            <text:p>development, grow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通信技術の発達は目覚ましいな。">
            <text:p>通信技術の発達は目覚ましいな。</text:p>
          </table:table-cell>
          <table:table-cell office:value-type="string" office:value="つうしん ぎじゅつ の はったつ は めざましい な。">
            <text:p>つうしん ぎじゅつ の はったつ は めざましい な。</text:p>
          </table:table-cell>
          <table:table-cell office:value-type="string" office:value="The development of communication technology is remarkable.">
            <text:p>The development of communication technology is remark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